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bb92" officeooo:paragraph-rsid="001fbb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ion Météo</text:p>
      <text:p text:style-name="P1"/>
      <text:p text:style-name="P1">Lecture de la température et du taux d'humidité.</text:p>
      <text:p text:style-name="P1"/>
      <text:p text:style-name="P1">Sonde utilisée : DHT22</text:p>
      <text:p text:style-name="P1"/>
      <text:p text:style-name="P1">Affichage sur écran LCD de deux lignes de 16 colonnes,</text:p>
      <text:p text:style-name="P1"/>
      <text:p text:style-name="P1">Utilisation de deux LEDS (rouge et bleue) pour signaler les évolutions de la tempéra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22:07:16.983739510</meta:creation-date>
    <dc:date>2016-02-14T22:09:44.286932212</dc:date>
    <meta:editing-duration>P0D</meta:editing-duration>
    <meta:editing-cycles>1</meta:editing-cycles>
    <meta:document-statistic meta:table-count="0" meta:image-count="0" meta:object-count="0" meta:page-count="1" meta:paragraph-count="5" meta:word-count="38" meta:character-count="226" meta:non-whitespace-character-count="193"/>
    <meta:generator>LibreOffice/4.2.8.2$Linux_X86_64 LibreOffice_project/420m0$Build-2</meta:generator>
  </office:meta>
</office:document-meta>
</file>